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5.493cm"/>
    </style:style>
    <style:style style:name="co42" style:family="table-column">
      <style:table-column-properties fo:break-before="auto" style:column-width="3.997cm"/>
    </style:style>
    <style:style style:name="co43" style:family="table-column">
      <style:table-column-properties fo:break-before="auto" style:column-width="3.406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3.64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2.482cm"/>
    </style:style>
    <style:style style:name="co50" style:family="table-column">
      <style:table-column-properties fo:break-before="auto" style:column-width="2.796cm"/>
    </style:style>
    <style:style style:name="co51" style:family="table-column">
      <style:table-column-properties fo:break-before="auto" style:column-width="3.367cm"/>
    </style:style>
    <style:style style:name="co67" style:family="table-column">
      <style:table-column-properties fo:break-before="auto" style:column-width="3.683cm"/>
    </style:style>
    <style:style style:name="co68" style:family="table-column">
      <style:table-column-properties fo:break-before="auto" style:column-width="1.556cm"/>
    </style:style>
    <style:style style:name="co69" style:family="table-column">
      <style:table-column-properties fo:break-before="auto" style:column-width="1.36cm"/>
    </style:style>
    <style:style style:name="co70" style:family="table-column">
      <style:table-column-properties fo:break-before="auto" style:column-width="1.695cm"/>
    </style:style>
    <style:style style:name="co71" style:family="table-column">
      <style:table-column-properties fo:break-before="auto" style:column-width="3.425cm"/>
    </style:style>
    <style:style style:name="co58" style:family="table-column">
      <style:table-column-properties fo:break-before="auto" style:column-width="4.646cm"/>
    </style:style>
    <style:style style:name="co59" style:family="table-column">
      <style:table-column-properties fo:break-before="auto" style:column-width="2.164cm"/>
    </style:style>
    <style:style style:name="co60" style:family="table-column">
      <style:table-column-properties fo:break-before="auto" style:column-width="1.87cm"/>
    </style:style>
    <style:style style:name="co61" style:family="table-column">
      <style:table-column-properties fo:break-before="auto" style:column-width="1.849cm"/>
    </style:style>
    <style:style style:name="co62" style:family="table-column">
      <style:table-column-properties fo:break-before="auto" style:column-width="1.356cm"/>
    </style:style>
    <style:style style:name="co63" style:family="table-column">
      <style:table-column-properties fo:break-before="auto" style:column-width="1.554cm"/>
    </style:style>
    <style:style style:name="co64" style:family="table-column">
      <style:table-column-properties fo:break-before="auto" style:column-width="1.829cm"/>
    </style:style>
    <style:style style:name="co65" style:family="table-column">
      <style:table-column-properties fo:break-before="auto" style:column-width="1.573cm"/>
    </style:style>
    <style:style style:name="co66" style:family="table-column">
      <style:table-column-properties fo:break-before="auto" style:column-width="1.281cm"/>
    </style:style>
    <style:style style:name="co72" style:family="table-column">
      <style:table-column-properties fo:break-before="auto" style:column-width="1.219cm"/>
    </style:style>
    <style:style style:name="co73" style:family="table-column">
      <style:table-column-properties fo:break-before="auto" style:column-width="1.341cm"/>
    </style:style>
    <style:style style:name="co74" style:family="table-column">
      <style:table-column-properties fo:break-before="auto" style:column-width="3.935cm"/>
    </style:style>
    <style:style style:name="co75" style:family="table-column">
      <style:table-column-properties fo:break-before="auto" style:column-width="3.66cm"/>
    </style:style>
    <style:style style:name="co76" style:family="table-column">
      <style:table-column-properties fo:break-before="auto" style:column-width="7.698cm"/>
    </style:style>
    <style:style style:name="co77" style:family="table-column">
      <style:table-column-properties fo:break-before="auto" style:column-width="1.536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/>
    <style:style style:name="ce10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9" style:family="table-cell" style:parent-style-name="Default" style:data-style-name="N0"/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ackground-color="#ff8080"/>
    </style:style>
    <style:style style:name="ce21" style:family="table-cell" style:parent-style-name="Default">
      <style:table-cell-properties fo:background-color="transparent"/>
    </style:style>
    <style:style style:name="ce28" style:family="table-cell" style:parent-style-name="Default" style:data-style-name="N108"/>
    <style:style style:name="ce33" style:family="table-cell" style:parent-style-name="Default" style:data-style-name="N1">
      <style:text-properties style:font-name="Arial" style:font-name-asian="Arial Unicode MS" style:font-name-complex="Arial Unicode MS"/>
    </style:style>
    <style:style style:name="ce25" style:family="table-cell" style:parent-style-name="Default">
      <style:table-cell-properties fo:background-color="#99cc99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11">
      <style:table-cell-properties fo:background-color="#99cc99"/>
    </style:style>
    <style:style style:name="ce31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map style:condition="cell-content()&gt;20000" style:apply-style-name="Green" style:base-cell-address="Economy.R40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 office:value-type="string">
            <text:p>0-10%</text:p>
          </table:table-cell>
          <table:table-cell table:style-name="ce6" office:value-type="percentage" office:value="0.1">
            <text:p>10,00%</text:p>
          </table:table-cell>
          <table:table-cell table:style-name="ce6" office:value-type="percentage" office:value="0.2">
            <text:p>20,00%</text:p>
          </table:table-cell>
          <table:table-cell table:style-name="ce3" office:value-type="string">
            <text:p>25-35%</text:p>
          </table:table-cell>
          <table:table-cell table:style-name="ce6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/>
          <table:table-cell table:style-name="ce6"/>
          <table:table-cell table:style-name="ce7" office:value-type="string">
            <text:p>10-20%</text:p>
          </table:table-cell>
          <table:table-cell table:style-name="ce3" office:value-type="string">
            <text:p>10-15%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-2</text:p>
          </table:table-cell>
        </table:table-row>
      </table:table>
      <table:table table:name="Weapons (2)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style-name="ce5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8" table:formula="of:=[.B37]/[.E41]" office:value-type="float" office:value="1.83333333333333">
            <text:p>1,83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3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8" table:formula="of:=[.B38]/[.E42]" office:value-type="float" office:value="1.875">
            <text:p>1,88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3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8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2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3" office:value-type="string">
            <text:p>Floater</text:p>
          </table:table-cell>
          <table:table-cell table:style-name="ce14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office:value-type="string">
            <text:p>Berserker</text:p>
          </table:table-cell>
          <table:table-cell table:style-name="ce13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3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 office:value-type="string">
            <text:p>10-11</text:p>
          </table:table-cell>
          <table:table-cell table:style-name="ce2" office:value-type="string">
            <text:p>5-8</text:p>
          </table:table-cell>
          <table:table-cell table:style-name="ce3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T1</text:p>
          </table:table-cell>
          <table:covered-table-cell/>
          <table:table-cell table:style-name="ce11" office:value-type="string" table:number-columns-spanned="2" table:number-rows-spanned="1">
            <text:p>T2</text:p>
          </table:table-cell>
          <table:covered-table-cell/>
          <table:table-cell table:style-name="ce11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table:table-column table:style-name="co31" table:default-cell-style-name="Default"/>
        <table:table-column table:style-name="co32" table:default-cell-style-name="ce15"/>
        <table:table-column table:style-name="co27" table:default-cell-style-name="ce17"/>
        <table:table-column table:style-name="co3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22" table:default-cell-style-name="ce17"/>
        <table:table-column table:style-name="co37" table:default-cell-style-name="ce17"/>
        <table:table-column table:style-name="co38" table:default-cell-style-name="ce17"/>
        <table:table-column table:style-name="co29" table:default-cell-style-name="ce17"/>
        <table:table-column table:style-name="co1" table:default-cell-style-name="ce17"/>
        <table:table-column table:style-name="co17" table:default-cell-style-name="ce17"/>
        <table:table-column table:style-name="co27" table:default-cell-style-name="ce17"/>
        <table:table-column table:style-name="co39" table:default-cell-style-name="ce17"/>
        <table:table-column table:style-name="co28" table:default-cell-style-name="ce17"/>
        <table:table-column table:style-name="co40" table:default-cell-style-name="ce17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2" office:value-type="string">
            <text:p>Celati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2"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table:style-name="ce13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2">
          <table:table-cell table:style-name="ce15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8"/>
        </table:table-row>
        <table:table-row table:style-name="ro1">
          <table:table-cell/>
          <table:table-cell office:value-type="string">
            <text:p>Disorient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7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1">
          <table:table-cell/>
          <table:table-cell table:style-name="ce16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/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 table:number-columns-repeated="2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 table:number-columns-repeated="2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3"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Acid</text:p>
          </table:table-cell>
          <table:table-cell table:style-name="ce8" office:value-type="string">
            <text:p>Plasma</text:p>
          </table:table-cell>
          <table:table-cell table:style-name="ce8" office:value-type="string">
            <text:p>Variable</text:p>
          </table:table-cell>
          <table:table-cell table:style-name="ce8"/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Melee</text:p>
          </table:table-cell>
          <table:table-cell table:style-name="ce8"/>
          <table:table-cell table:style-name="ce8" office:value-type="string">
            <text:p>Laser</text:p>
          </table:table-cell>
          <table:table-cell table:style-name="ce8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office:forms form:automatic-focus="false" form:apply-design-mode="false"/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1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3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3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3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5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12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3" office:value-type="string">
            <text:p>Turret</text:p>
          </table:table-cell>
          <table:table-cell table:style-name="ce13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2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3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ce10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3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ci. &amp; Eng." table:style-name="ta1" table:print="false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Bonuses for Corpse/Interrog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</table:table-row>
        <table:table-row table:style-name="ro1"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 table:style-name="ro1">
          <table:table-cell office:value-type="string">
            <text:p>Interrogation required for</text:p>
          </table:table-cell>
          <table:table-cell table:number-columns-repeated="2"/>
          <table:table-cell office:value-type="string">
            <text:p>Archangel Armor</text:p>
          </table:table-cell>
          <table:table-cell table:number-columns-repeated="6"/>
          <table:table-cell office:value-type="string">
            <text:p>Alien Psi Amp</text:p>
          </table:table-cell>
          <table:table-cell table:number-columns-repeated="3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office:value-type="string">
            <text:p>Research Cost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style-name="ce20" office:value-type="string">
            <text:p>Gas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Acid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Proximity Min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lashbang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EMP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Hellweave</text:p>
          </table:table-cell>
          <table:table-cell table:number-columns-repeated="13"/>
        </table:table-row>
        <table:table-row table:style-name="ro1">
          <table:table-cell office:value-type="string">
            <text:p>Nanoscal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reeze Grenade</text:p>
          </table:table-cell>
          <table:table-cell table:number-columns-repeated="13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Plated</text:p>
          </table:table-cell>
          <table:table-cell office:value-type="string">
            <text:p>A.P.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Dragon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Venom Rounds</text:p>
          </table:table-cell>
          <table:table-cell table:number-columns-repeated="10"/>
        </table:table-row>
      </table:table>
      <table:table table:name="UFOs" table:style-name="ta1" table:print="false">
        <office:forms form:automatic-focus="false" form:apply-design-mode="false"/>
        <table:table-column table:style-name="co9" table:number-columns-repeated="5" table:default-cell-style-name="Default"/>
        <table:table-row table:style-name="ro2">
          <table:table-cell office:value-type="string">
            <text:p>UFOs</text:p>
          </table:table-cell>
          <table:table-cell table:number-columns-repeated="4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U2012</text:p>
          </table:table-cell>
          <table:table-cell office:value-type="string">
            <text:p>Alien count</text:p>
          </table:table-cell>
          <table:table-cell office:value-type="string">
            <text:p>First appears</text:p>
          </table:table-cell>
        </table:table-row>
        <table:table-row table:style-name="ro2">
          <table:table-cell office:value-type="string">
            <text:p>Medium Scout</text:p>
          </table:table-cell>
          <table:table-cell/>
          <table:table-cell office:value-type="string">
            <text:p>Small Scout</text:p>
          </table:table-cell>
          <table:table-cell office:value-type="float" office:value="9">
            <text:p>9</text:p>
          </table:table-cell>
          <table:table-cell office:value-type="string">
            <text:p>March</text:p>
          </table:table-cell>
        </table:table-row>
        <table:table-row table:style-name="ro2">
          <table:table-cell office:value-type="string">
            <text:p>Large Scout</text:p>
          </table:table-cell>
          <table:table-cell/>
          <table:table-cell office:value-type="string">
            <text:p>Large Scout</text:p>
          </table:table-cell>
          <table:table-cell office:value-type="float" office:value="10">
            <text:p>10</text:p>
          </table:table-cell>
          <table:table-cell office:value-type="string">
            <text:p>April</text:p>
          </table:table-cell>
        </table:table-row>
        <table:table-row table:style-name="ro2">
          <table:table-cell office:value-type="string">
            <text:p>Abductor</text:p>
          </table:table-cell>
          <table:table-cell/>
          <table:table-cell office:value-type="string">
            <text:p>Abductor</text:p>
          </table:table-cell>
          <table:table-cell office:value-type="float" office:value="12">
            <text:p>12</text:p>
          </table:table-cell>
          <table:table-cell office:value-type="string">
            <text:p>May</text:p>
          </table:table-cell>
        </table:table-row>
        <table:table-row table:style-name="ro2">
          <table:table-cell office:value-type="string">
            <text:p>Supply Ship</text:p>
          </table:table-cell>
          <table:table-cell/>
          <table:table-cell office:value-type="string">
            <text:p>Supply Barge</text:p>
          </table:table-cell>
          <table:table-cell office:value-type="float" office:value="16">
            <text:p>16</text:p>
          </table:table-cell>
          <table:table-cell office:value-type="string">
            <text:p>August</text:p>
          </table:table-cell>
        </table:table-row>
        <table:table-row table:style-name="ro2">
          <table:table-cell office:value-type="string">
            <text:p>Battleship</text:p>
          </table:table-cell>
          <table:table-cell/>
          <table:table-cell office:value-type="string">
            <text:p>Battleship</text:p>
          </table:table-cell>
          <table:table-cell office:value-type="float" office:value="20">
            <text:p>20</text:p>
          </table:table-cell>
          <table:table-cell office:value-type="string">
            <text:p>June</text:p>
          </table:table-cell>
        </table:table-row>
        <table:table-row table:style-name="ro2">
          <table:table-cell office:value-type="string">
            <text:p>Terror Ship</text:p>
          </table:table-cell>
          <table:table-cell/>
          <table:table-cell office:value-type="string">
            <text:p>Overseer</text:p>
          </table:table-cell>
          <table:table-cell office:value-type="float" office:value="7">
            <text:p>7</text:p>
          </table:table-cell>
          <table:table-cell office:value-type="string">
            <text:p>Triggered by Hyperwave Relay</text:p>
          </table:table-cell>
        </table:table-row>
        <table:table-row table:style-name="ro2">
          <table:table-cell office:value-type="string">
            <text:p>Harvester</text:p>
          </table:table-cell>
          <table:table-cell/>
          <table:table-cell office:value-type="string">
            <text:p>Alien Base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mall Scout</text:p>
          </table:table-cell>
          <table:table-cell/>
          <table:table-cell office:value-type="string">
            <text:p>Temple Ship</text:p>
          </table:table-cell>
          <table:table-cell table:number-columns-repeated="2"/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ommanders</text:p>
          </table:table-cell>
          <table:table-cell office:value-type="string">
            <text:p>Soldiers</text:p>
          </table:table-cell>
          <table:table-cell office:value-type="string">
            <text:p>Secondaries</text:p>
          </table:table-cell>
        </table:table-row>
        <table:table-row table:style-name="ro2">
          <table:table-cell table:number-columns-repeated="2"/>
          <table:table-cell office:value-type="string">
            <text:p>Outsider</text:p>
          </table:table-cell>
          <table:table-cell office:value-type="string">
            <text:p>Sectoid</text:p>
          </table:table-cell>
          <table:table-cell office:value-type="string">
            <text:p>Chryssalid</text:p>
          </table:table-cell>
        </table:table-row>
        <table:table-row table:style-name="ro2">
          <table:table-cell table:number-columns-repeated="2"/>
          <table:table-cell office:value-type="string">
            <text:p>Sectoid Commander</text:p>
          </table:table-cell>
          <table:table-cell office:value-type="string">
            <text:p>Thin Man</text:p>
          </table:table-cell>
          <table:table-cell office:value-type="string">
            <text:p>Cyberdisc</text:p>
          </table:table-cell>
        </table:table-row>
        <table:table-row table:style-name="ro2">
          <table:table-cell table:number-columns-repeated="2"/>
          <table:table-cell office:value-type="string">
            <text:p>Ethereal</text:p>
          </table:table-cell>
          <table:table-cell office:value-type="string">
            <text:p>Floater</text:p>
          </table:table-cell>
          <table:table-cell office:value-type="string">
            <text:p>Berserker</text:p>
          </table:table-cell>
        </table:table-row>
        <table:table-row table:style-name="ro2">
          <table:table-cell table:number-columns-repeated="3"/>
          <table:table-cell office:value-type="string">
            <text:p>Muton</text:p>
          </table:table-cell>
          <table:table-cell office:value-type="string">
            <text:p>Floater</text:p>
          </table:table-cell>
        </table:table-row>
        <table:table-row table:style-name="ro2">
          <table:table-cell table:number-columns-repeated="3"/>
          <table:table-cell office:value-type="string">
            <text:p>Cyberdisc</text:p>
          </table:table-cell>
          <table:table-cell office:value-type="string">
            <text:p>Sectopod</text:p>
          </table:table-cell>
        </table:table-row>
        <table:table-row table:style-name="ro2">
          <table:table-cell table:number-columns-repeated="3"/>
          <table:table-cell office:value-type="string">
            <text:p>Berserker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ndromedon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rone</text:p>
          </table:table-cell>
          <table:table-cell/>
        </table:table-row>
      </table:table>
      <table:table table:name="Economy" table:style-name="ta1" table:print="false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default-cell-style-name="Default"/>
        <table:table-column table:style-name="co62" table:number-columns-repeated="2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72" table:number-columns-repeated="2" table:default-cell-style-name="Default"/>
        <table:table-column table:style-name="co73" table:default-cell-style-name="Default"/>
        <table:table-column table:style-name="co9" table:number-columns-repeated="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9" table:number-columns-repeated="996" table:default-cell-style-name="Default"/>
        <table:table-row table:style-name="ro2">
          <table:table-cell office:value-type="string">
            <text:p>Economy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table:number-columns-spanned="6" table:number-rows-spanned="1">
            <text:p>Original</text:p>
          </table:table-cell>
          <table:covered-table-cell table:number-columns-repeated="2" table:style-name="ce11"/>
          <table:covered-table-cell table:number-columns-repeated="3"/>
          <table:table-cell table:style-name="ce11" office:value-type="string" table:number-columns-spanned="6" table:number-rows-spanned="1">
            <text:p>EU2012</text:p>
          </table:table-cell>
          <table:covered-table-cell table:number-columns-repeated="5"/>
          <table:table-cell table:number-columns-repeated="4"/>
          <table:table-cell table:style-name="ce11" office:value-type="string" table:number-columns-spanned="6" table:number-rows-spanned="1">
            <text:p>VC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 Factor (Origin.)</text:p>
          </table:table-cell>
          <table:table-cell office:value-type="string">
            <text:p>Money Factor (EU2012)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993"/>
        </table:table-row>
        <table:table-row table:style-name="ro1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3"/>
          <table:table-cell table:style-name="ce6" table:number-columns-repeated="2"/>
          <table:table-cell office:value-type="float" office:value="275">
            <text:p>275</text:p>
          </table:table-cell>
          <table:table-cell table:number-columns-repeated="2"/>
          <table:table-cell table:style-name="ce6"/>
          <table:table-cell table:number-columns-repeated="5"/>
          <table:table-cell table:style-name="ce32"/>
          <table:table-cell office:value-type="float" office:value="24000">
            <text:p>24000</text:p>
          </table:table-cell>
          <table:table-cell table:number-columns-repeated="5"/>
          <table:table-cell table:style-name="ce5" table:formula="of:=[.B5]/[.R5]" office:value-type="float" office:value="136.363636363636">
            <text:p>136</text:p>
          </table:table-cell>
          <table:table-cell table:formula="of:=[.R5]/[.H5]" office:value-type="float" office:value="44">
            <text:p>44</text:p>
          </table:table-cell>
          <table:table-cell table:number-columns-repeated="995"/>
        </table:table-row>
        <table:table-row table:style-name="ro1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3"/>
          <table:table-cell table:style-name="ce6"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ce6"/>
          <table:table-cell table:number-columns-repeated="5"/>
          <table:table-cell table:style-name="ce32"/>
          <table:table-cell table:formula="of:=([.R4]+[.R6])/2" office:value-type="float" office:value="44000">
            <text:p>44000</text:p>
          </table:table-cell>
          <table:table-cell table:number-columns-repeated="1002"/>
        </table:table-row>
        <table:table-row table:style-name="ro1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5"/>
          <table:table-cell office:value-type="float" office:value="1655">
            <text:p>1655</text:p>
          </table:table-cell>
          <table:table-cell table:number-columns-repeated="8"/>
          <table:table-cell table:style-name="ce32"/>
          <table:table-cell office:value-type="float" office:value="64000">
            <text:p>64000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32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style-name="ce6" table:formula="of:=[.B8]/[.$B$5]" office:value-type="percentage" office:value="0.0833333333333333">
            <text:p>8,33%</text:p>
          </table:table-cell>
          <table:table-cell table:style-name="ce6"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6"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8" table:formula="of:=[.K8]/[.E8]" office:value-type="float" office:value="0.24">
            <text:p>0,2</text:p>
          </table:table-cell>
          <table:table-cell table:number-columns-repeated="2"/>
          <table:table-cell table:formula="of:=([.B8]/[.$X$4])*[.O8]" office:value-type="float" office:value="880">
            <text:p>880</text:p>
          </table:table-cell>
          <table:table-cell table:style-name="ce32" table:number-columns-repeated="2"/>
          <table:table-cell table:style-name="ce6" table:formula="of:=[.R8]/[.$R$5]" office:value-type="percentage" office:value="0.02">
            <text:p>2,00%</text:p>
          </table:table-cell>
          <table:table-cell table:style-name="ce32" table:number-columns-repeated="3"/>
          <table:table-cell table:number-columns-repeated="996"/>
        </table:table-row>
        <table:table-row table:style-name="ro1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style-name="ce6" table:formula="of:=[.B9]/[.$B$5]" office:value-type="percentage" office:value="0.1">
            <text:p>10,00%</text:p>
          </table:table-cell>
          <table:table-cell table:style-name="ce6" table:number-columns-repeated="2"/>
          <table:table-cell office:value-type="float" office:value="40">
            <text:p>40</text:p>
          </table:table-cell>
          <table:table-cell table:number-columns-repeated="2"/>
          <table:table-cell table:style-name="ce6"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8" table:formula="of:=[.K9]/[.E9]" office:value-type="float" office:value="0.4">
            <text:p>0,4</text:p>
          </table:table-cell>
          <table:table-cell/>
          <table:table-cell table:style-name="ce26"/>
          <table:table-cell table:formula="of:=([.B9]/[.$X$4])*[.O9]" office:value-type="float" office:value="1760">
            <text:p>1760</text:p>
          </table:table-cell>
          <table:table-cell table:style-name="ce27" table:number-columns-repeated="2"/>
          <table:table-cell table:style-name="ce6" table:formula="of:=[.R9]/[.$R$5]" office:value-type="percentage" office:value="0.04">
            <text:p>4,0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Firestorm Upkeep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6" table:number-columns-repeated="3"/>
          <table:table-cell office:value-type="float" office:value="10">
            <text:p>10</text:p>
          </table:table-cell>
          <table:table-cell table:number-columns-repeated="2"/>
          <table:table-cell table:style-name="ce6" table:formula="of:=[.H10]/[.$H$5]" office:value-type="percentage" office:value="0.01">
            <text:p>1,00%</text:p>
          </table:table-cell>
          <table:table-cell table:number-columns-repeated="5"/>
          <table:table-cell table:style-name="ce26"/>
          <table:table-cell table:formula="of:=[.H10]*[.$Y$4]" office:value-type="float" office:value="440">
            <text:p>440</text:p>
          </table:table-cell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style-name="ce6" table:formula="of:=[.B11]/[.$B$5]" office:value-type="percentage" office:value="0.00283333333333333">
            <text:p>0,28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6"/>
          <table:table-cell table:style-name="ce5" table:formula="of:=[.$R$5]*[.E11]" office:value-type="float" office:value="124.666666666667">
            <text:p>125</text:p>
          </table:table-cell>
          <table:table-cell table:style-name="ce27" table:number-columns-repeated="2"/>
          <table:table-cell table:style-name="ce6" table:formula="of:=[.R11]/[.$R$5]" office:value-type="percentage" office:value="0.00283333333333333">
            <text:p>0,28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6" table:formula="of:=[.B12]/[.$B$5]" office:value-type="percentage" office:value="0.0015">
            <text:p>0,1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6"/>
          <table:table-cell table:style-name="ce5" table:formula="of:=[.$R$5]*[.E12]" office:value-type="float" office:value="66">
            <text:p>66</text:p>
          </table:table-cell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6"/>
          <table:table-cell/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1">
          <table:table-cell table:style-name="ce25" office:value-type="string">
            <text:p>Soldier Hiring</text:p>
          </table:table-cell>
          <table:table-cell table:style-name="ce25" office:value-type="float" office:value="40000">
            <text:p>40000</text:p>
          </table:table-cell>
          <table:table-cell table:style-name="ce25" table:number-columns-repeated="2"/>
          <table:table-cell table:style-name="ce6" table:formula="of:=[.B14]/[.$B$5]" office:value-type="percentage" office:value="0.00666666666666667">
            <text:p>0,67%</text:p>
          </table:table-cell>
          <table:table-cell table:style-name="ce30" table:number-columns-repeated="2"/>
          <table:table-cell table:style-name="ce25" office:value-type="float" office:value="10">
            <text:p>10</text:p>
          </table:table-cell>
          <table:table-cell table:style-name="ce25" table:number-columns-repeated="2"/>
          <table:table-cell table:style-name="ce6" table:formula="of:=[.H14]/[.$H$5]" office:value-type="percentage" office:value="0.01">
            <text:p>1,00%</text:p>
          </table:table-cell>
          <table:table-cell table:style-name="ce25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8" table:formula="of:=[.K14]/[.E14]" office:value-type="float" office:value="1.5">
            <text:p>1,5</text:p>
          </table:table-cell>
          <table:table-cell table:style-name="ce25"/>
          <table:table-cell table:style-name="ce34"/>
          <table:table-cell table:formula="of:=([.B14]/[.$X$4])*[.O14]" office:value-type="float" office:value="440">
            <text:p>440</text:p>
          </table:table-cell>
          <table:table-cell table:style-name="ce35" table:number-columns-repeated="2"/>
          <table:table-cell table:style-name="ce6" table:formula="of:=[.R14]/[.$R$5]" office:value-type="percentage" office:value="0.01">
            <text:p>1,00%</text:p>
          </table:table-cell>
          <table:table-cell table:style-name="ce35" table:number-columns-repeated="3"/>
          <table:table-cell table:style-name="ce25" table:number-columns-repeated="996"/>
        </table:table-row>
        <table:table-row table:style-name="ro1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style-name="ce6" table:formula="of:=[.B15]/[.$B$5]" office:value-type="percentage" office:value="0.01">
            <text:p>1,00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6"/>
          <table:table-cell table:style-name="ce5" table:formula="of:=[.$R$5]*[.E15]" office:value-type="float" office:value="440">
            <text:p>440</text:p>
          </table:table-cell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style-name="ce6" table:formula="of:=[.B16]/[.$B$5]" office:value-type="percentage" office:value="0.00833333333333333">
            <text:p>0,83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6"/>
          <table:table-cell table:style-name="ce5" table:formula="of:=[.$R$5]*[.E16]" office:value-type="float" office:value="366.666666666667">
            <text:p>367</text:p>
          </table:table-cell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style-name="ce11"/>
          <table:table-cell table:number-columns-repeated="2"/>
          <table:table-cell table:style-name="ce6"/>
          <table:table-cell table:number-columns-repeated="5"/>
          <table:table-cell table:style-name="ce26"/>
          <table:table-cell/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style-name="ce6" table:formula="of:=[.B18]/[.$B$5]" office:value-type="percentage" office:value="0.005">
            <text:p>0,50%</text:p>
          </table:table-cell>
          <table:table-cell table:style-name="ce6"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6"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8" table:formula="of:=[.K18]/[.E18]" office:value-type="float" office:value="4.8">
            <text:p>4,8</text:p>
          </table:table-cell>
          <table:table-cell/>
          <table:table-cell table:style-name="ce26"/>
          <table:table-cell table:formula="of:=([.B18]/[.$X$4])*[.O18]" office:value-type="float" office:value="1056">
            <text:p>1056</text:p>
          </table:table-cell>
          <table:table-cell table:style-name="ce27" table:number-columns-repeated="2"/>
          <table:table-cell table:style-name="ce6" table:formula="of:=[.R18]/[.$R$5]" office:value-type="percentage" office:value="0.024">
            <text:p>2,4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style-name="ce6" table:formula="of:=[.B19]/[.$B$5]" office:value-type="percentage" office:value="0.00583333333333333">
            <text:p>0,58%</text:p>
          </table:table-cell>
          <table:table-cell table:style-name="ce6"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6"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8" table:formula="of:=[.K19]/[.E19]" office:value-type="float" office:value="4.45714285714286">
            <text:p>4,5</text:p>
          </table:table-cell>
          <table:table-cell/>
          <table:table-cell table:style-name="ce26"/>
          <table:table-cell table:formula="of:=([.B19]/[.$X$4])*[.O19]" office:value-type="float" office:value="1144">
            <text:p>1144</text:p>
          </table:table-cell>
          <table:table-cell table:style-name="ce27" table:number-columns-repeated="2"/>
          <table:table-cell table:style-name="ce6" table:formula="of:=[.R19]/[.$R$5]" office:value-type="percentage" office:value="0.026">
            <text:p>2,6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style-name="ce6" table:formula="of:=[.B20]/[.$B$5]" office:value-type="percentage" office:value="0.00266666666666667">
            <text:p>0,27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ce6"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8" table:formula="of:=[.K20]/[.E20]" office:value-type="float" office:value="11.25">
            <text:p>11,3</text:p>
          </table:table-cell>
          <table:table-cell/>
          <table:table-cell table:style-name="ce26"/>
          <table:table-cell table:formula="of:=([.B20]/[.$X$4])*[.O20]" office:value-type="float" office:value="1320">
            <text:p>1320</text:p>
          </table:table-cell>
          <table:table-cell table:style-name="ce27" table:number-columns-repeated="2"/>
          <table:table-cell table:style-name="ce6" table:formula="of:=[.R20]/[.$R$5]" office:value-type="percentage" office:value="0.03">
            <text:p>3,0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style-name="ce6" table:formula="of:=[.B21]/[.$B$5]" office:value-type="percentage" office:value="0.0025">
            <text:p>0,25%</text:p>
          </table:table-cell>
          <table:table-cell table:style-name="ce6" table:number-columns-repeated="2"/>
          <table:table-cell office:value-type="float" office:value="18">
            <text:p>18</text:p>
          </table:table-cell>
          <table:table-cell table:number-columns-repeated="2"/>
          <table:table-cell table:style-name="ce6"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8" table:formula="of:=[.K21]/[.E21]" office:value-type="float" office:value="7.2">
            <text:p>7,2</text:p>
          </table:table-cell>
          <table:table-cell/>
          <table:table-cell table:style-name="ce26"/>
          <table:table-cell table:formula="of:=([.B21]/[.$X$4])*[.O21]" office:value-type="float" office:value="792">
            <text:p>792</text:p>
          </table:table-cell>
          <table:table-cell table:style-name="ce27" table:number-columns-repeated="2"/>
          <table:table-cell table:style-name="ce6" table:formula="of:=[.R21]/[.$R$5]" office:value-type="percentage" office:value="0.018">
            <text:p>1,8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style-name="ce6" table:formula="of:=[.B22]/[.$B$5]" office:value-type="percentage" office:value="0.000666666666666667">
            <text:p>0,07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8" table:formula="of:=[.K22]/[.E22]" office:value-type="float" office:value="15">
            <text:p>15,0</text:p>
          </table:table-cell>
          <table:table-cell/>
          <table:table-cell table:style-name="ce26"/>
          <table:table-cell table:formula="of:=([.B22]/[.$X$4])*[.O22]" office:value-type="float" office:value="440">
            <text:p>440</text:p>
          </table:table-cell>
          <table:table-cell table:style-name="ce27" table:number-columns-repeated="2"/>
          <table:table-cell table:style-name="ce6" table:formula="of:=[.R22]/[.$R$5]" office:value-type="percentage" office:value="0.01">
            <text:p>1,00%</text:p>
          </table:table-cell>
          <table:table-cell table:style-name="ce27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6"/>
          <table:table-cell/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2">
          <table:table-cell table:style-name="ce25" office:value-type="string">
            <text:p>T2 Armor</text:p>
          </table:table-cell>
          <table:table-cell table:style-name="ce25" office:value-type="float" office:value="22000">
            <text:p>2200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6" table:formula="of:=[.B24]/[.$B$5]" office:value-type="percentage" office:value="0.00366666666666667">
            <text:p>0,37%</text:p>
          </table:table-cell>
          <table:table-cell table:style-name="ce30" table:formula="of:=[.C24]/[.$C$57]" office:value-type="percentage" office:value="0.0409836065573771">
            <text:p>4,10%</text:p>
          </table:table-cell>
          <table:table-cell table:style-name="ce30" table:formula="of:=[.D24]/[.$D$57]" office:value-type="percentage" office:value="0">
            <text:p>0,00%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0">
            <text:p>0</text:p>
          </table:table-cell>
          <table:table-cell table:style-name="ce6" table:formula="of:=[.H24]/[.$H$5]" office:value-type="percentage" office:value="0.025">
            <text:p>2,50%</text:p>
          </table:table-cell>
          <table:table-cell table:style-name="ce30" table:formula="of:=[.I24]/[.$I$57]" office:value-type="percentage" office:value="0.0905797101449275">
            <text:p>9,06%</text:p>
          </table:table-cell>
          <table:table-cell table:style-name="ce30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8" table:formula="of:=[.K24]/[.E24]" office:value-type="float" office:value="6.81818181818182">
            <text:p>6,8</text:p>
          </table:table-cell>
          <table:table-cell table:style-name="ce28" table:formula="of:=[.L24]/[.F24]" office:value-type="float" office:value="2.21014492753623">
            <text:p>2,2</text:p>
          </table:table-cell>
          <table:table-cell table:style-name="ce28"/>
          <table:table-cell table:formula="of:=([.B24]/[.$X$4])*[.O24]" office:value-type="float" office:value="1100">
            <text:p>1100</text:p>
          </table:table-cell>
          <table:table-cell table:style-name="ce35" table:number-columns-repeated="2"/>
          <table:table-cell table:style-name="ce6" table:formula="of:=[.R24]/[.$R$5]" office:value-type="percentage" office:value="0.025">
            <text:p>2,50%</text:p>
          </table:table-cell>
          <table:table-cell table:style-name="ce35" table:number-columns-repeated="3"/>
          <table:table-cell table:style-name="ce25" table:number-columns-repeated="996"/>
        </table:table-row>
        <table:table-row table:style-name="ro2">
          <table:table-cell table:style-name="ce25" office:value-type="string">
            <text:p>T3 Armor</text:p>
          </table:table-cell>
          <table:table-cell table:style-name="ce25" office:value-type="float" office:value="42000">
            <text:p>42000</text:p>
          </table:table-cell>
          <table:table-cell table:number-columns-repeated="2" table:style-name="ce25" office:value-type="float" office:value="5">
            <text:p>5</text:p>
          </table:table-cell>
          <table:table-cell table:style-name="ce6" table:formula="of:=[.B25]/[.$B$5]" office:value-type="percentage" office:value="0.007">
            <text:p>0,70%</text:p>
          </table:table-cell>
          <table:table-cell table:style-name="ce30" table:formula="of:=[.C25]/[.$C$57]" office:value-type="percentage" office:value="0.0512295081967213">
            <text:p>5,12%</text:p>
          </table:table-cell>
          <table:table-cell table:style-name="ce30" table:formula="of:=[.D25]/[.$D$57]" office:value-type="percentage" office:value="0.0454545454545455">
            <text:p>4,55%</text:p>
          </table:table-cell>
          <table:table-cell table:style-name="ce25" office:value-type="float" office:value="150">
            <text:p>150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0">
            <text:p>10</text:p>
          </table:table-cell>
          <table:table-cell table:style-name="ce6" table:formula="of:=[.H25]/[.$H$5]" office:value-type="percentage" office:value="0.15">
            <text:p>15,00%</text:p>
          </table:table-cell>
          <table:table-cell table:style-name="ce30" table:formula="of:=[.I25]/[.$I$57]" office:value-type="percentage" office:value="0.150966183574879">
            <text:p>15,10%</text:p>
          </table:table-cell>
          <table:table-cell table:style-name="ce30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8" table:formula="of:=[.K25]/[.E25]" office:value-type="float" office:value="21.4285714285714">
            <text:p>21,4</text:p>
          </table:table-cell>
          <table:table-cell table:style-name="ce28" table:formula="of:=[.L25]/[.F25]" office:value-type="float" office:value="2.94685990338164">
            <text:p>2,9</text:p>
          </table:table-cell>
          <table:table-cell table:style-name="ce28" table:formula="of:=[.M25]/[.G25]" office:value-type="float" office:value="3.19767441860465">
            <text:p>3,2</text:p>
          </table:table-cell>
          <table:table-cell table:formula="of:=([.B25]/[.$X$4])*[.O25]" office:value-type="float" office:value="6600">
            <text:p>6600</text:p>
          </table:table-cell>
          <table:table-cell table:style-name="ce35" table:number-columns-repeated="2"/>
          <table:table-cell table:style-name="ce6" table:formula="of:=[.R25]/[.$R$5]" office:value-type="percentage" office:value="0.15">
            <text:p>15,00%</text:p>
          </table:table-cell>
          <table:table-cell table:style-name="ce35" table:number-columns-repeated="3"/>
          <table:table-cell table:style-name="ce25" table:number-columns-repeated="996"/>
        </table:table-row>
        <table:table-row table:style-name="ro2">
          <table:table-cell table:style-name="ce25" office:value-type="string">
            <text:p>Flying Armor</text:p>
          </table:table-cell>
          <table:table-cell table:style-name="ce25" office:value-type="float" office:value="58000">
            <text:p>5800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6">
            <text:p>16</text:p>
          </table:table-cell>
          <table:table-cell table:style-name="ce6" table:formula="of:=[.B26]/[.$B$5]" office:value-type="percentage" office:value="0.00966666666666667">
            <text:p>0,97%</text:p>
          </table:table-cell>
          <table:table-cell table:style-name="ce30" table:formula="of:=[.C26]/[.$C$57]" office:value-type="percentage" office:value="0.0512295081967213">
            <text:p>5,12%</text:p>
          </table:table-cell>
          <table:table-cell table:style-name="ce30" table:formula="of:=[.D26]/[.$D$57]" office:value-type="percentage" office:value="0.145454545454545">
            <text:p>14,55%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30">
            <text:p>30</text:p>
          </table:table-cell>
          <table:table-cell table:style-name="ce6" table:formula="of:=[.H26]/[.$H$5]" office:value-type="percentage" office:value="0.2">
            <text:p>20,00%</text:p>
          </table:table-cell>
          <table:table-cell table:style-name="ce30" table:formula="of:=[.I26]/[.$I$57]" office:value-type="percentage" office:value="0.265700483091787">
            <text:p>26,57%</text:p>
          </table:table-cell>
          <table:table-cell table:style-name="ce30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8" table:formula="of:=[.K26]/[.E26]" office:value-type="float" office:value="20.6896551724138">
            <text:p>20,7</text:p>
          </table:table-cell>
          <table:table-cell table:style-name="ce28" table:formula="of:=[.L26]/[.F26]" office:value-type="float" office:value="5.18647342995169">
            <text:p>5,2</text:p>
          </table:table-cell>
          <table:table-cell table:style-name="ce28" table:formula="of:=[.M26]/[.G26]" office:value-type="float" office:value="2.99781976744186">
            <text:p>3,0</text:p>
          </table:table-cell>
          <table:table-cell table:formula="of:=([.B26]/[.$X$4])*[.O26]" office:value-type="float" office:value="8800">
            <text:p>8800</text:p>
          </table:table-cell>
          <table:table-cell table:style-name="ce35" table:number-columns-repeated="2"/>
          <table:table-cell table:style-name="ce6" table:formula="of:=[.R26]/[.$R$5]" office:value-type="percentage" office:value="0.2">
            <text:p>20,00%</text:p>
          </table:table-cell>
          <table:table-cell table:style-name="ce35" table:number-columns-repeated="3"/>
          <table:table-cell table:style-name="ce25" table:number-columns-repeated="996"/>
        </table:table-row>
        <table:table-row table:style-name="ro2">
          <table:table-cell office:value-type="string">
            <text:p>Psi Armor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6" table:formula="of:=[.H27]/[.$H$5]" office:value-type="percentage" office:value="0.4">
            <text:p>40,00%</text:p>
          </table:table-cell>
          <table:table-cell table:style-name="ce6" table:formula="of:=[.I27]/[.$I$57]" office:value-type="percentage" office:value="0.120772946859903">
            <text:p>12,08%</text:p>
          </table:table-cell>
          <table:table-cell table:style-name="ce6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6"/>
          <table:table-cell table:formula="of:=[.H27]*[.$Y$4]" office:value-type="float" office:value="17600">
            <text:p>17600</text:p>
          </table:table-cell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6" table:formula="of:=[.B28]/[.$B$5]" office:value-type="percentage" office:value="0.00133333333333333">
            <text:p>0,13%</text:p>
          </table:table-cell>
          <table:table-cell table:style-name="ce6" table:number-columns-repeated="2"/>
          <table:table-cell table:number-columns-repeated="2" office:value-type="float" office:value="10">
            <text:p>10</text:p>
          </table:table-cell>
          <table:table-cell/>
          <table:table-cell table:style-name="ce6" table:formula="of:=[.H28]/[.$H$5]" office:value-type="percentage" office:value="0.01">
            <text:p>1,00%</text:p>
          </table:table-cell>
          <table:table-cell table:style-name="ce6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8" table:formula="of:=[.K28]/[.E28]" office:value-type="float" office:value="7.5">
            <text:p>7,5</text:p>
          </table:table-cell>
          <table:table-cell/>
          <table:table-cell table:style-name="ce26"/>
          <table:table-cell table:formula="of:=([.B28]/[.$X$4])*[.O28]" office:value-type="float" office:value="440">
            <text:p>440</text:p>
          </table:table-cell>
          <table:table-cell table:style-name="ce27" table:number-columns-repeated="2"/>
          <table:table-cell table:style-name="ce6" table:formula="of:=[.R28]/[.$R$5]" office:value-type="percentage" office:value="0.01">
            <text:p>1,0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table:style-name="ce25" office:value-type="string">
            <text:p>Laser Rifle Cost</text:p>
          </table:table-cell>
          <table:table-cell table:style-name="ce25" office:value-type="float" office:value="20000">
            <text:p>20000</text:p>
          </table:table-cell>
          <table:table-cell table:style-name="ce25" table:number-columns-repeated="2"/>
          <table:table-cell table:style-name="ce6" table:formula="of:=[.B29]/[.$B$5]" office:value-type="percentage" office:value="0.00333333333333333">
            <text:p>0,33%</text:p>
          </table:table-cell>
          <table:table-cell table:style-name="ce30" table:number-columns-repeated="2"/>
          <table:table-cell table:style-name="ce31" office:value-type="float" office:value="25">
            <text:p>2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0">
            <text:p>0</text:p>
          </table:table-cell>
          <table:table-cell table:style-name="ce6" table:formula="of:=[.H29]/[.$H$5]" office:value-type="percentage" office:value="0.025">
            <text:p>2,50%</text:p>
          </table:table-cell>
          <table:table-cell table:style-name="ce30" table:formula="of:=[.I29]/[.$I$57]" office:value-type="percentage" office:value="0.0905797101449275">
            <text:p>9,06%</text:p>
          </table:table-cell>
          <table:table-cell table:style-name="ce30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8" table:formula="of:=[.K29]/[.E29]" office:value-type="float" office:value="7.5">
            <text:p>7,5</text:p>
          </table:table-cell>
          <table:table-cell table:style-name="ce28"/>
          <table:table-cell table:style-name="ce34"/>
          <table:table-cell table:formula="of:=([.B29]/[.$X$4])*[.O29]" office:value-type="float" office:value="1100">
            <text:p>1100</text:p>
          </table:table-cell>
          <table:table-cell table:style-name="ce35" table:number-columns-repeated="2"/>
          <table:table-cell table:style-name="ce6" table:formula="of:=[.R29]/[.$R$5]" office:value-type="percentage" office:value="0.025">
            <text:p>2,50%</text:p>
          </table:table-cell>
          <table:table-cell table:style-name="ce35" table:number-columns-repeated="3"/>
          <table:table-cell table:style-name="ce25" table:number-columns-repeated="996"/>
        </table:table-row>
        <table:table-row table:style-name="ro1">
          <table:table-cell office:value-type="string">
            <text:p>Laser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6" table:formula="of:=[.H30]/[.$H$5]" office:value-type="percentage" office:value="0.035">
            <text:p>3,50%</text:p>
          </table:table-cell>
          <table:table-cell table:style-name="ce6" table:formula="of:=[.I30]/[.$I$57]" office:value-type="percentage" office:value="0.181159420289855">
            <text:p>18,12%</text:p>
          </table:table-cell>
          <table:table-cell table:style-name="ce6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6"/>
          <table:table-cell table:formula="of:=[.H30]*[.$Y$4]" office:value-type="float" office:value="1540">
            <text:p>1540</text:p>
          </table:table-cell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2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style-name="ce6" table:formula="of:=[.B31]/[.$B$5]" office:value-type="percentage" office:value="0.00533333333333333">
            <text:p>0,53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6" table:formula="of:=[.H31]/[.$H$5]" office:value-type="percentage" office:value="0.03">
            <text:p>3,00%</text:p>
          </table:table-cell>
          <table:table-cell table:style-name="ce6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8" table:formula="of:=[.K31]/[.E31]" office:value-type="float" office:value="5.625">
            <text:p>5,6</text:p>
          </table:table-cell>
          <table:table-cell/>
          <table:table-cell table:style-name="ce28"/>
          <table:table-cell table:formula="of:=([.B31]/[.$X$4])*[.O31]" office:value-type="float" office:value="1320">
            <text:p>1320</text:p>
          </table:table-cell>
          <table:table-cell table:style-name="ce27" table:number-columns-repeated="2"/>
          <table:table-cell table:style-name="ce6" table:formula="of:=[.R31]/[.$R$5]" office:value-type="percentage" office:value="0.03">
            <text:p>3,0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table:formula="of:=[.B32]/[.$B$5]" office:value-type="percentage" office:value="0.0146666666666667">
            <text:p>1,47%</text:p>
          </table:table-cell>
          <table:table-cell table:style-name="ce6" table:formula="of:=[.C32]/[.$C$57]" office:value-type="percentage" office:value="0.0102459016393443">
            <text:p>1,02%</text:p>
          </table:table-cell>
          <table:table-cell table:style-name="ce6"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6" table:formula="of:=[.H32]/[.$H$5]" office:value-type="percentage" office:value="0.2">
            <text:p>20,00%</text:p>
          </table:table-cell>
          <table:table-cell table:style-name="ce6" table:formula="of:=[.I32]/[.$I$57]" office:value-type="percentage" office:value="0.150966183574879">
            <text:p>15,10%</text:p>
          </table:table-cell>
          <table:table-cell table:style-name="ce6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8" table:formula="of:=[.K32]/[.E32]" office:value-type="float" office:value="13.6363636363636">
            <text:p>13,6</text:p>
          </table:table-cell>
          <table:table-cell table:style-name="ce28" table:formula="of:=[.L32]/[.F32]" office:value-type="float" office:value="14.7342995169082">
            <text:p>14,7</text:p>
          </table:table-cell>
          <table:table-cell table:style-name="ce28"/>
          <table:table-cell table:formula="of:=([.B32]/[.$X$4])*[.O32]" office:value-type="float" office:value="8800">
            <text:p>8800</text:p>
          </table:table-cell>
          <table:table-cell table:number-columns-repeated="2"/>
          <table:table-cell table:style-name="ce6" table:formula="of:=[.R32]/[.$R$5]" office:value-type="percentage" office:value="0.2">
            <text:p>20,00%</text:p>
          </table:table-cell>
          <table:table-cell table:number-columns-repeated="999"/>
        </table:table-row>
        <table:table-row table:style-name="ro1">
          <table:table-cell office:value-type="string">
            <text:p>Plasma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style-name="ce6" table:formula="of:=[.H33]/[.$H$5]" office:value-type="percentage" office:value="0.25">
            <text:p>25,00%</text:p>
          </table:table-cell>
          <table:table-cell table:style-name="ce6" table:formula="of:=[.I33]/[.$I$57]" office:value-type="percentage" office:value="0.181159420289855">
            <text:p>18,12%</text:p>
          </table:table-cell>
          <table:table-cell table:style-name="ce6" table:formula="of:=[.J33]/[.$J$57]" office:value-type="percentage" office:value="0.363372093023256">
            <text:p>36,34%</text:p>
          </table:table-cell>
          <table:table-cell table:number-columns-repeated="4"/>
          <table:table-cell table:formula="of:=[.H33]*[.$Y$4]" office:value-type="float" office:value="11000">
            <text:p>11000</text:p>
          </table:table-cell>
          <table:table-cell table:number-columns-repeated="2"/>
          <table:table-cell table:style-name="ce6"/>
          <table:table-cell table:number-columns-repeated="999"/>
        </table:table-row>
        <table:table-row table:style-name="ro1">
          <table:table-cell table:style-name="ce25" office:value-type="string">
            <text:p>Heavy Plasma Cost</text:p>
          </table:table-cell>
          <table:table-cell table:style-name="ce25" office:value-type="float" office:value="134000">
            <text:p>13400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6">
            <text:p>6</text:p>
          </table:table-cell>
          <table:table-cell table:style-name="ce6" table:formula="of:=[.B34]/[.$B$5]" office:value-type="percentage" office:value="0.0223333333333333">
            <text:p>2,23%</text:p>
          </table:table-cell>
          <table:table-cell table:style-name="ce30" table:formula="of:=[.C34]/[.$C$57]" office:value-type="percentage" office:value="0.0102459016393443">
            <text:p>1,02%</text:p>
          </table:table-cell>
          <table:table-cell table:style-name="ce30" table:formula="of:=[.D34]/[.$D$57]" office:value-type="percentage" office:value="0.0545454545454545">
            <text:p>5,45%</text:p>
          </table:table-cell>
          <table:table-cell table:style-name="ce25" office:value-type="float" office:value="250">
            <text:p>250</text:p>
          </table:table-cell>
          <table:table-cell table:number-columns-repeated="2" table:style-name="ce25" office:value-type="float" office:value="30">
            <text:p>30</text:p>
          </table:table-cell>
          <table:table-cell table:style-name="ce6" table:formula="of:=[.H34]/[.$H$5]" office:value-type="percentage" office:value="0.25">
            <text:p>25,00%</text:p>
          </table:table-cell>
          <table:table-cell table:style-name="ce30" table:formula="of:=[.I34]/[.$I$57]" office:value-type="percentage" office:value="0.181159420289855">
            <text:p>18,12%</text:p>
          </table:table-cell>
          <table:table-cell table:style-name="ce30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8" table:formula="of:=[.K34]/[.E34]" office:value-type="float" office:value="11.1940298507463">
            <text:p>11,2</text:p>
          </table:table-cell>
          <table:table-cell table:style-name="ce28" table:formula="of:=[.L34]/[.F34]" office:value-type="float" office:value="17.6811594202899">
            <text:p>17,7</text:p>
          </table:table-cell>
          <table:table-cell table:style-name="ce28" table:formula="of:=[.M34]/[.G34]" office:value-type="float" office:value="7.99418604651163">
            <text:p>8,0</text:p>
          </table:table-cell>
          <table:table-cell table:formula="of:=([.B34]/[.$X$4])*[.O34]" office:value-type="float" office:value="11000">
            <text:p>11000</text:p>
          </table:table-cell>
          <table:table-cell table:style-name="ce25" table:number-columns-repeated="2"/>
          <table:table-cell table:style-name="ce6" table:formula="of:=[.R34]/[.$R$5]" office:value-type="percentage" office:value="0.25">
            <text:p>25,00%</text:p>
          </table:table-cell>
          <table:table-cell table:style-name="ce25" table:number-columns-repeated="999"/>
        </table:table-row>
        <table:table-row table:style-name="ro1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style-name="ce6" table:formula="of:=[.B35]/[.$B$5]" office:value-type="percentage" office:value="0.00466666666666667">
            <text:p>0,47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8" table:formula="of:=[.K35]/[.E35]" office:value-type="float" office:value="5.35714285714286">
            <text:p>5,4</text:p>
          </table:table-cell>
          <table:table-cell table:number-columns-repeated="2"/>
          <table:table-cell table:formula="of:=([.B35]/[.$X$4])*[.O35]" office:value-type="float" office:value="1100">
            <text:p>1100</text:p>
          </table:table-cell>
          <table:table-cell table:number-columns-repeated="2"/>
          <table:table-cell table:style-name="ce6" table:formula="of:=[.R35]/[.$R$5]" office:value-type="percentage" office:value="0.025">
            <text:p>2,50%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style-name="ce6" table:formula="of:=[.B37]/[.$B$5]" office:value-type="percentage" office:value="0.0005">
            <text:p>0,0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table:style-name="ce25" office:value-type="string">
            <text:p>Alien Alloys Sell</text:p>
          </table:table-cell>
          <table:table-cell table:style-name="ce25" office:value-type="float" office:value="6500">
            <text:p>6500</text:p>
          </table:table-cell>
          <table:table-cell table:style-name="ce25" table:number-columns-repeated="2"/>
          <table:table-cell table:style-name="ce6" table:formula="of:=[.B38]/[.$B$5]" office:value-type="percentage" office:value="0.00108333333333333">
            <text:p>0,11%</text:p>
          </table:table-cell>
          <table:table-cell table:style-name="ce30" table:number-columns-repeated="2"/>
          <table:table-cell table:style-name="ce25" office:value-type="float" office:value="2">
            <text:p>2</text:p>
          </table:table-cell>
          <table:table-cell table:style-name="ce25" table:number-columns-repeated="2"/>
          <table:table-cell table:style-name="ce6" table:formula="of:=[.H38]/[.$H$5]" office:value-type="percentage" office:value="0.002">
            <text:p>0,20%</text:p>
          </table:table-cell>
          <table:table-cell table:style-name="ce25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8" table:formula="of:=[.K38]/[.E38]" office:value-type="float" office:value="1.84615384615385">
            <text:p>1,8</text:p>
          </table:table-cell>
          <table:table-cell table:style-name="ce25" table:number-columns-repeated="2"/>
          <table:table-cell table:formula="of:=([.B38]/[.$X$4])*[.O38]" office:value-type="float" office:value="88">
            <text:p>88</text:p>
          </table:table-cell>
          <table:table-cell table:style-name="ce25" table:number-columns-repeated="2"/>
          <table:table-cell table:style-name="ce6" table:formula="of:=[.R38]/[.$R$5]" office:value-type="percentage" office:value="0.002">
            <text:p>0,20%</text:p>
          </table:table-cell>
          <table:table-cell table:style-name="ce25" table:number-columns-repeated="999"/>
        </table:table-row>
        <table:table-row table:style-name="ro1">
          <table:table-cell table:style-name="ce25" office:value-type="string">
            <text:p>Elerium Sell</text:p>
          </table:table-cell>
          <table:table-cell table:style-name="ce25" office:value-type="float" office:value="5000">
            <text:p>5000</text:p>
          </table:table-cell>
          <table:table-cell table:style-name="ce25" table:number-columns-repeated="2"/>
          <table:table-cell table:style-name="ce6" table:formula="of:=[.B39]/[.$B$5]" office:value-type="percentage" office:value="0.000833333333333333">
            <text:p>0,08%</text:p>
          </table:table-cell>
          <table:table-cell table:style-name="ce30" table:number-columns-repeated="2"/>
          <table:table-cell table:style-name="ce25" office:value-type="float" office:value="3">
            <text:p>3</text:p>
          </table:table-cell>
          <table:table-cell table:style-name="ce25" table:number-columns-repeated="2"/>
          <table:table-cell table:style-name="ce6" table:formula="of:=[.H39]/[.$H$5]" office:value-type="percentage" office:value="0.003">
            <text:p>0,30%</text:p>
          </table:table-cell>
          <table:table-cell table:style-name="ce25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8" table:formula="of:=[.K39]/[.E39]" office:value-type="float" office:value="3.6">
            <text:p>3,6</text:p>
          </table:table-cell>
          <table:table-cell table:style-name="ce25" table:number-columns-repeated="2"/>
          <table:table-cell table:formula="of:=([.B39]/[.$X$4])*[.O39]" office:value-type="float" office:value="132">
            <text:p>132</text:p>
          </table:table-cell>
          <table:table-cell table:style-name="ce25" table:number-columns-repeated="2"/>
          <table:table-cell table:style-name="ce6" table:formula="of:=[.R39]/[.$R$5]" office:value-type="percentage" office:value="0.003">
            <text:p>0,30%</text:p>
          </table:table-cell>
          <table:table-cell table:style-name="ce25" table:number-columns-repeated="999"/>
        </table:table-row>
        <table:table-row table:style-name="ro2">
          <table:table-cell table:style-name="ce25" office:value-type="string">
            <text:p>UFO Power Source Sell</text:p>
          </table:table-cell>
          <table:table-cell table:style-name="ce25" office:value-type="float" office:value="250000">
            <text:p>250000</text:p>
          </table:table-cell>
          <table:table-cell table:style-name="ce25" table:number-columns-repeated="2"/>
          <table:table-cell table:style-name="ce6" table:formula="of:=[.B40]/[.$B$5]" office:value-type="percentage" office:value="0.0416666666666667">
            <text:p>4,17%</text:p>
          </table:table-cell>
          <table:table-cell table:style-name="ce30" table:number-columns-repeated="2"/>
          <table:table-cell table:style-name="ce25" office:value-type="float" office:value="75">
            <text:p>75</text:p>
          </table:table-cell>
          <table:table-cell table:style-name="ce25" table:number-columns-repeated="2"/>
          <table:table-cell table:style-name="ce6" table:formula="of:=[.H40]/[.$H$5]" office:value-type="percentage" office:value="0.075">
            <text:p>7,50%</text:p>
          </table:table-cell>
          <table:table-cell table:style-name="ce25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8" table:formula="of:=[.K40]/[.E40]" office:value-type="float" office:value="1.8">
            <text:p>1,8</text:p>
          </table:table-cell>
          <table:table-cell table:style-name="ce25" table:number-columns-repeated="2"/>
          <table:table-cell table:formula="of:=([.B40]/[.$X$4])*[.O40]" office:value-type="float" office:value="3300">
            <text:p>3300</text:p>
          </table:table-cell>
          <table:table-cell table:style-name="ce25" table:number-columns-repeated="2"/>
          <table:table-cell table:style-name="ce6" table:formula="of:=[.R40]/[.$R$5]" office:value-type="percentage" office:value="0.075">
            <text:p>7,50%</text:p>
          </table:table-cell>
          <table:table-cell table:style-name="ce25" table:number-columns-repeated="999"/>
        </table:table-row>
        <table:table-row table:style-name="ro1">
          <table:table-cell table:style-name="ce25" office:value-type="string">
            <text:p>UFO Navgation Sell</text:p>
          </table:table-cell>
          <table:table-cell table:style-name="ce25" office:value-type="float" office:value="80000">
            <text:p>80000</text:p>
          </table:table-cell>
          <table:table-cell table:style-name="ce25" table:number-columns-repeated="2"/>
          <table:table-cell table:style-name="ce6" table:formula="of:=[.B41]/[.$B$5]" office:value-type="percentage" office:value="0.0133333333333333">
            <text:p>1,33%</text:p>
          </table:table-cell>
          <table:table-cell table:style-name="ce30" table:number-columns-repeated="2"/>
          <table:table-cell table:style-name="ce25" office:value-type="float" office:value="40">
            <text:p>40</text:p>
          </table:table-cell>
          <table:table-cell table:style-name="ce25" table:number-columns-repeated="2"/>
          <table:table-cell table:style-name="ce6" table:formula="of:=[.H41]/[.$H$5]" office:value-type="percentage" office:value="0.04">
            <text:p>4,00%</text:p>
          </table:table-cell>
          <table:table-cell table:style-name="ce25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8" table:formula="of:=[.K41]/[.E41]" office:value-type="float" office:value="3">
            <text:p>3,0</text:p>
          </table:table-cell>
          <table:table-cell table:style-name="ce25" table:number-columns-repeated="2"/>
          <table:table-cell table:formula="of:=([.B41]/[.$X$4])*[.O41]" office:value-type="float" office:value="1760">
            <text:p>1760</text:p>
          </table:table-cell>
          <table:table-cell table:style-name="ce25" table:number-columns-repeated="2"/>
          <table:table-cell table:style-name="ce6" table:formula="of:=[.R41]/[.$R$5]" office:value-type="percentage" office:value="0.04">
            <text:p>4,00%</text:p>
          </table:table-cell>
          <table:table-cell table:style-name="ce25" table:number-columns-repeated="999"/>
        </table:table-row>
        <table:table-row table:style-name="ro2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6" table:formula="of:=[.B42]/[.$B$5]" office:value-type="percentage" office:value="0.000833333333333333">
            <text:p>0,08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8" table:formula="of:=[.K42]/[.E42]" office:value-type="float" office:value="12">
            <text:p>12,0</text:p>
          </table:table-cell>
          <table:table-cell table:number-columns-repeated="2"/>
          <table:table-cell table:formula="of:=([.B42]/[.$X$4])*[.O42]" office:value-type="float" office:value="440">
            <text:p>440</text:p>
          </table:table-cell>
          <table:table-cell table:number-columns-repeated="2"/>
          <table:table-cell table:style-name="ce6" table:formula="of:=[.R42]/[.$R$5]" office:value-type="percentage" office:value="0.01">
            <text:p>1,00%</text:p>
          </table:table-cell>
          <table:table-cell table:number-columns-repeated="999"/>
        </table:table-row>
        <table:table-row table:style-name="ro2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3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6"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8" table:formula="of:=[.K43]/[.E43]" office:value-type="float" office:value="5.1">
            <text:p>5,1</text:p>
          </table:table-cell>
          <table:table-cell table:number-columns-repeated="2"/>
          <table:table-cell table:formula="of:=([.B43]/[.$X$4])*[.O43]" office:value-type="float" office:value="748">
            <text:p>748</text:p>
          </table:table-cell>
          <table:table-cell table:number-columns-repeated="2"/>
          <table:table-cell table:style-name="ce6" table:formula="of:=[.R43]/[.$R$5]" office:value-type="percentage" office:value="0.017">
            <text:p>1,70%</text:p>
          </table:table-cell>
          <table:table-cell table:number-columns-repeated="999"/>
        </table:table-row>
        <table:table-row table:style-name="ro1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style-name="ce6" table:formula="of:=[.B44]/[.$B$5]" office:value-type="percentage" office:value="0.00633333333333333">
            <text:p>0,63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8" table:formula="of:=[.K44]/[.E44]" office:value-type="float" office:value="3.94736842105263">
            <text:p>3,9</text:p>
          </table:table-cell>
          <table:table-cell table:number-columns-repeated="2"/>
          <table:table-cell table:formula="of:=([.B44]/[.$X$4])*[.O44]" office:value-type="float" office:value="1100">
            <text:p>1100</text:p>
          </table:table-cell>
          <table:table-cell table:number-columns-repeated="2"/>
          <table:table-cell table:style-name="ce6" table:formula="of:=[.R44]/[.$R$5]" office:value-type="percentage" office:value="0.025">
            <text:p>2,50%</text:p>
          </table:table-cell>
          <table:table-cell table:number-columns-repeated="999"/>
        </table:table-row>
        <table:table-row table:style-name="ro1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5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6"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8" table:formula="of:=[.K45]/[.E45]" office:value-type="float" office:value="0.6">
            <text:p>0,6</text:p>
          </table:table-cell>
          <table:table-cell table:number-columns-repeated="2"/>
          <table:table-cell table:formula="of:=([.B45]/[.$X$4])*[.O45]" office:value-type="float" office:value="88">
            <text:p>88</text:p>
          </table:table-cell>
          <table:table-cell table:number-columns-repeated="2"/>
          <table:table-cell table:style-name="ce6" table:formula="of:=[.R45]/[.$R$5]" office:value-type="percentage" office:value="0.002">
            <text:p>0,20%</text:p>
          </table:table-cell>
          <table:table-cell table:number-columns-repeated="999"/>
        </table:table-row>
        <table:table-row table:style-name="ro1">
          <table:table-cell table:style-name="ce25" office:value-type="string">
            <text:p>Avg. Corpse Sell</text:p>
          </table:table-cell>
          <table:table-cell table:style-name="ce25" office:value-type="float" office:value="50000">
            <text:p>50000</text:p>
          </table:table-cell>
          <table:table-cell table:style-name="ce25" table:number-columns-repeated="2"/>
          <table:table-cell table:style-name="ce6" table:formula="of:=[.B46]/[.$B$5]" office:value-type="percentage" office:value="0.00833333333333333">
            <text:p>0,83%</text:p>
          </table:table-cell>
          <table:table-cell table:style-name="ce30" table:number-columns-repeated="2"/>
          <table:table-cell table:style-name="ce25" office:value-type="float" office:value="6">
            <text:p>6</text:p>
          </table:table-cell>
          <table:table-cell table:style-name="ce25" table:number-columns-repeated="2"/>
          <table:table-cell table:style-name="ce6" table:formula="of:=[.H46]/[.$H$5]" office:value-type="percentage" office:value="0.006">
            <text:p>0,60%</text:p>
          </table:table-cell>
          <table:table-cell table:style-name="ce25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8" table:formula="of:=[.K46]/[.E46]" office:value-type="float" office:value="0.72">
            <text:p>0,7</text:p>
          </table:table-cell>
          <table:table-cell table:style-name="ce25" table:number-columns-repeated="2"/>
          <table:table-cell table:formula="of:=([.B46]/[.$X$4])*[.O46]" office:value-type="float" office:value="264">
            <text:p>264</text:p>
          </table:table-cell>
          <table:table-cell table:style-name="ce25" table:number-columns-repeated="2"/>
          <table:table-cell table:style-name="ce6" table:formula="of:=[.R46]/[.$R$5]" office:value-type="percentage" office:value="0.006">
            <text:p>0,60%</text:p>
          </table:table-cell>
          <table:table-cell table:style-name="ce25" table:number-columns-repeated="999"/>
        </table:table-row>
        <table:table-row table:style-name="ro1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style-name="ce6" table:formula="of:=[.B47]/[.$B$5]" office:value-type="percentage" office:value="0.0133333333333333">
            <text:p>1,33%</text:p>
          </table:table-cell>
          <table:table-cell table:style-name="ce6"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6"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8" table:formula="of:=[.K47]/[.E47]" office:value-type="float" office:value="1.125">
            <text:p>1,1</text:p>
          </table:table-cell>
          <table:table-cell table:number-columns-repeated="2"/>
          <table:table-cell table:formula="of:=([.B47]/[.$X$4])*[.O47]" office:value-type="float" office:value="660">
            <text:p>660</text:p>
          </table:table-cell>
          <table:table-cell table:number-columns-repeated="2"/>
          <table:table-cell table:style-name="ce6" table:formula="of:=[.R47]/[.$R$5]" office:value-type="percentage" office:value="0.015">
            <text:p>1,50%</text:p>
          </table:table-cell>
          <table:table-cell table:number-columns-repeated="999"/>
        </table:table-row>
        <table:table-row table:style-name="ro2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style-name="ce6" table:formula="of:=[.B48]/[.$B$5]" office:value-type="percentage" office:value="0.0506666666666667">
            <text:p>5,07%</text:p>
          </table:table-cell>
          <table:table-cell table:style-name="ce6" table:number-columns-repeated="2"/>
          <table:table-cell/>
          <table:table-cell table:number-columns-repeated="2"/>
          <table:table-cell table:style-name="ce6" table:formula="of:=[.H48]/[.$H$5]" office:value-type="percentage" office:value="0">
            <text:p>0,00%</text:p>
          </table:table-cell>
          <table:table-cell table:number-columns-repeated="3"/>
          <table:table-cell table:style-name="ce8"/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number-columns-repeated="4"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Avg UFO</text:p>
          </table:table-cell>
          <table:table-cell/>
          <table:table-cell table:style-name="ce5" table:formula="of:=AVERAGE([.C50:.C54])" office:value-type="float" office:value="97.6">
            <text:p>98</text:p>
          </table:table-cell>
          <table:table-cell table:style-name="ce5" table:formula="of:=AVERAGE([.D50:.D54])" office:value-type="float" office:value="110">
            <text:p>110</text:p>
          </table:table-cell>
          <table:table-cell table:number-columns-repeated="4"/>
          <table:table-cell table:style-name="ce5" table:formula="of:=AVERAGE([.I50:.I54])" office:value-type="float" office:value="165.6">
            <text:p>166</text:p>
          </table:table-cell>
          <table:table-cell table:style-name="ce5" table:formula="of:=AVERAGE([.J50:.J54])" office:value-type="float" office:value="68.8">
            <text:p>69</text:p>
          </table:table-cell>
          <table:table-cell table:number-columns-repeated="1010"/>
        </table:table-row>
        <table:table-row table:style-name="ro2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number-columns-repeated="4"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able alien alloy produc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ke stuff more expensive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2" office:value-type="string">
            <text:p>Items</text:p>
          </table:table-cell>
          <table:table-cell table:style-name="ce12" office:value-type="string">
            <text:p>Source</text:p>
          </table:table-cell>
          <table:table-cell table:number-columns-repeated="1018"/>
        </table:table-row>
        <table:table-row table:style-name="ro1"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table:number-columns-repeated="1018"/>
        </table:table-row>
        <table:table-row table:style-name="ro1">
          <table:table-cell office:value-type="string">
            <text:p>Grenades</text:p>
          </table:table-cell>
          <table:table-cell office:value-type="string">
            <text:p>???</text:p>
          </table:table-cell>
          <table:table-cell table:number-columns-repeated="1018"/>
        </table:table-row>
        <table:table-row table:style-name="ro1"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 table:number-rows-repeated="3">
          <table:table-cell table:number-columns-repeated="1020"/>
        </table:table-row>
        <table:table-row table:style-name="ro1">
          <table:table-cell office:value-type="string">
            <text:p>Initial Funding</text:p>
          </table:table-cell>
          <table:table-cell office:value-type="float" office:value="32">
            <text:p>32</text:p>
          </table:table-cell>
          <table:table-cell table:style-name="ce8" table:formula="of:=([.B76]-[.B94])/COUNT([.B78:.B93])" office:value-type="float" office:value="0">
            <text:p>0,00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1">
          <table:table-cell table:style-name="ce26" office:value-type="string">
            <text:p>US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200">
            <text:p>1200</text:p>
          </table:table-cell>
          <table:table-cell table:style-name="ce27" office:value-type="float" office:value="891">
            <text:p>891</text:p>
          </table:table-cell>
          <table:table-cell table:style-name="ce5" table:formula="of:=[.B7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Russi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60">
            <text:p>460</text:p>
          </table:table-cell>
          <table:table-cell table:style-name="ce27" office:value-type="float" office:value="338">
            <text:p>338</text:p>
          </table:table-cell>
          <table:table-cell table:style-name="ce5" table:formula="of:=[.B7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UK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80">
            <text:p>480</text:p>
          </table:table-cell>
          <table:table-cell table:style-name="ce27" office:value-type="float" office:value="353">
            <text:p>353</text:p>
          </table:table-cell>
          <table:table-cell table:style-name="ce5" table:formula="of:=[.B8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France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40">
            <text:p>640</text:p>
          </table:table-cell>
          <table:table-cell table:style-name="ce27" office:value-type="float" office:value="473">
            <text:p>473</text:p>
          </table:table-cell>
          <table:table-cell table:style-name="ce5" table:formula="of:=[.B8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erman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368">
            <text:p>368</text:p>
          </table:table-cell>
          <table:table-cell table:style-name="ce5" table:formula="of:=[.B8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Ital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20">
            <text:p>320</text:p>
          </table:table-cell>
          <table:table-cell table:style-name="ce27" office:value-type="float" office:value="233">
            <text:p>233</text:p>
          </table:table-cell>
          <table:table-cell table:style-name="ce5" table:formula="of:=[.B83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Spai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203">
            <text:p>203</text:p>
          </table:table-cell>
          <table:table-cell table:style-name="ce5" table:formula="of:=[.B84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Chin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90">
            <text:p>490</text:p>
          </table:table-cell>
          <table:table-cell table:style-name="ce27" office:value-type="float" office:value="361">
            <text:p>361</text:p>
          </table:table-cell>
          <table:table-cell table:style-name="ce5" table:formula="of:=[.B85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Japa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00">
            <text:p>800</text:p>
          </table:table-cell>
          <table:table-cell table:style-name="ce27" office:value-type="float" office:value="592">
            <text:p>592</text:p>
          </table:table-cell>
          <table:table-cell table:style-name="ce5" table:formula="of:=[.B86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Indi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00">
            <text:p>300</text:p>
          </table:table-cell>
          <table:table-cell table:style-name="ce27" office:value-type="float" office:value="218">
            <text:p>218</text:p>
          </table:table-cell>
          <table:table-cell table:style-name="ce5" table:formula="of:=[.B87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Brazil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00">
            <text:p>600</text:p>
          </table:table-cell>
          <table:table-cell table:style-name="ce27" office:value-type="float" office:value="443">
            <text:p>443</text:p>
          </table:table-cell>
          <table:table-cell table:style-name="ce5" table:formula="of:=[.B8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Australi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60">
            <text:p>560</text:p>
          </table:table-cell>
          <table:table-cell table:style-name="ce27" office:value-type="float" office:value="413">
            <text:p>413</text:p>
          </table:table-cell>
          <table:table-cell table:style-name="ce5" table:formula="of:=[.B8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Nigeri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60">
            <text:p>360</text:p>
          </table:table-cell>
          <table:table-cell table:style-name="ce27" office:value-type="float" office:value="264">
            <text:p>264</text:p>
          </table:table-cell>
          <table:table-cell table:style-name="ce5" table:formula="of:=[.B9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South Afric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20">
            <text:p>620</text:p>
          </table:table-cell>
          <table:table-cell table:style-name="ce27" office:value-type="float" office:value="458">
            <text:p>458</text:p>
          </table:table-cell>
          <table:table-cell table:style-name="ce5" table:formula="of:=[.B9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Egypt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20">
            <text:p>320</text:p>
          </table:table-cell>
          <table:table-cell table:style-name="ce27" office:value-type="float" office:value="233">
            <text:p>233</text:p>
          </table:table-cell>
          <table:table-cell table:style-name="ce5" table:formula="of:=[.B9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Canad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20">
            <text:p>220</text:p>
          </table:table-cell>
          <table:table-cell table:style-name="ce27" office:value-type="float" office:value="158">
            <text:p>158</text:p>
          </table:table-cell>
          <table:table-cell table:style-name="ce5" table:formula="of:=[.B93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formula="of:=COUNT([.B78:.B93])*4" office:value-type="float" office:value="64">
            <text:p>64</text:p>
          </table:table-cell>
          <table:table-cell table:formula="of:=SUM([.B78:.B93])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funding</text:p>
          </table:table-cell>
          <table:table-cell table:formula="of:=((SUM([.B78:.B93])*0.75)*1000)-[.D113]" office:value-type="float" office:value="11800">
            <text:p>11800</text:p>
          </table:table-cell>
          <table:table-cell table:number-columns-repeated="1018"/>
        </table:table-row>
        <table:table-row table:style-name="ro1">
          <table:table-cell office:value-type="string">
            <text:p>Next month</text:p>
          </table:table-cell>
          <table:table-cell table:formula="of:=((SUM([.B78:.B93])*0.75)*1000)-[.D112]" office:value-type="float" office:value="10000">
            <text:p>100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ing Monthly Costs</text:p>
          </table:table-cell>
          <table:table-cell table:style-name="ce29"/>
          <table:table-cell table:number-columns-repeated="2"/>
          <table:table-cell office:value-type="string">
            <text:p>Buy Costs</text:p>
          </table:table-cell>
          <table:table-cell table:number-columns-repeated="1015"/>
        </table:table-row>
        <table:table-row table:style-name="ro1">
          <table:table-cell office:value-type="string">
            <text:p>Soldiers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table:formula="of:=[.C100]*[.B100]" office:value-type="float" office:value="1600">
            <text:p>16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office:value-type="string">
            <text:p>Scientists/Engineers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101]*[.B101]" office:value-type="float" office:value="200">
            <text:p>200</text:p>
          </table:table-cell>
          <table:table-cell office:value-type="float" office:value="1000000">
            <text:p>1000000</text:p>
          </table:table-cell>
          <table:table-cell table:number-columns-repeated="1015"/>
        </table:table-row>
        <table:table-row table:style-name="ro1">
          <table:table-cell office:value-type="string">
            <text:p>Interceptor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table:formula="of:=[.C102]*[.B102]" office:value-type="float" office:value="2600">
            <text:p>2600</text:p>
          </table:table-cell>
          <table:table-cell office:value-type="float" office:value="3000">
            <text:p>3000</text:p>
          </table:table-cell>
          <table:table-cell table:number-columns-repeated="1015"/>
        </table:table-row>
        <table:table-row table:style-name="ro1">
          <table:table-cell office:value-type="string">
            <text:p>Skyrange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table:formula="of:=[.C103]*[.B103]" office:value-type="float" office:value="1100">
            <text:p>11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Access Lift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C104]*[.B104]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office:value-type="string">
            <text:p>Living Quarters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formula="of:=[.C105]*[.B105]" office:value-type="float" office:value="850">
            <text:p>85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Laboratory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f:=[.C106]*[.B106]" office:value-type="float" office:value="950">
            <text:p>95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Workshop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C107]*[.B107]" office:value-type="float" office:value="900">
            <text:p>90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Small Radar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formula="of:=[.C108]*[.B108]" office:value-type="float" office:value="800">
            <text:p>800</text:p>
          </table:table-cell>
          <table:table-cell office:value-type="float" office:value="5000">
            <text:p>5000</text:p>
          </table:table-cell>
          <table:table-cell table:number-columns-repeated="1015"/>
        </table:table-row>
        <table:table-row table:style-name="ro2">
          <table:table-cell office:value-type="string">
            <text:p>General Stores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[.C109]*[.B109]" office:value-type="float" office:value="600">
            <text:p>6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Hangar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table:formula="of:=[.C110]*[.B110]" office:value-type="float" office:value="3900">
            <text:p>3900</text:p>
          </table:table-cell>
          <table:table-cell office:value-type="float" office:value="8000">
            <text:p>8000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number-columns-repeated="2"/>
          <table:table-cell table:formula="of:=SUM([.D100:.D110])" office:value-type="float" office:value="14000">
            <text:p>14000</text:p>
          </table:table-cell>
          <table:table-cell table:formula="of:=SUM([.E100:.E110])" office:value-type="float" office:value="1031400">
            <text:p>1031400</text:p>
          </table:table-cell>
          <table:table-cell table:number-columns-repeated="1015"/>
        </table:table-row>
        <table:table-row table:style-name="ro1">
          <table:table-cell office:value-type="string">
            <text:p>First Month</text:p>
          </table:table-cell>
          <table:table-cell table:number-columns-repeated="2"/>
          <table:table-cell table:formula="of:=SUM([.D104:.D110])+SUM([.D102:.D103])" office:value-type="float" office:value="12200">
            <text:p>12200</text:p>
          </table:table-cell>
          <table:table-cell table:number-columns-repeated="1016"/>
        </table:table-row>
      </table:table>
      <table:table table:name="CSV_Items" table:style-name="ta1" table:print="false">
        <office:forms form:automatic-focus="false" form:apply-design-mode="false"/>
        <table:table-column table:style-name="co76" table:default-cell-style-name="Default"/>
        <table:table-column table:style-name="co77" table:default-cell-style-name="ce36"/>
        <table:table-column table:style-name="co7" table:default-cell-style-name="ce36"/>
        <table:table-row table:style-name="ro2">
          <table:table-cell office:value-type="string">
            <text:p>type</text:p>
          </table:table-cell>
          <table:table-cell table:style-name="Default" office:value-type="string">
            <text:p>costBuy</text:p>
          </table:table-cell>
          <table:table-cell table:style-name="Default" office:value-type="string">
            <text:p>costSell</text:p>
          </table:table-cell>
        </table:table-row>
        <table:table-row table:style-name="ro1">
          <table:table-cell office:value-type="string">
            <text:p>STR_ALIEN_ALLOYS</text:p>
          </table:table-cell>
          <table:table-cell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R_ELERIUM_115</text:p>
          </table:table-cell>
          <table:table-cell/>
          <table:table-cell office:value-type="float" office:value="140">
            <text:p>14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UFO_NAVIGATION</text:p>
          </table:table-cell>
          <table:table-cell/>
          <table:table-cell office:value-type="float" office:value="1350">
            <text:p>1350</text:p>
          </table:table-cell>
        </table:table-row>
        <table:table-row table:style-name="ro1">
          <table:table-cell office:value-type="string">
            <text:p>STR_UFO_POWER_SOURCE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STUN_RO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SWORD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ISTO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ISTOL_CLIP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RIFL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RIFLE_CLIP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HOTGUN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HOTGUN_AMMO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IPER_RIFLE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IPER_RIFLE_CLIP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CANNON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CANNON_CLIP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LASER_PISTO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LASER_RIF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LAS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LASER_SWORD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XCOM_LASER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LAS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LASER_SHOT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LAS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PLASMA_SWORD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PISTOL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RIF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RIFLE_CLIP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PLA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HEAVY_PLASMA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PISTOL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RIFLE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HOT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HOTGUN_AM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NIPER_RIFLE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PLA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PLASMA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MEDI_KIT</text:p>
          </table:table-cell>
          <table:table-cell office:value-type="float" office:value="1200">
            <text:p>12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NANO_MEDI_KIT</text:p>
          </table:table-cell>
          <table:table-cell office:value-type="float" office:value="2400">
            <text:p>240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STR_GAS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GRENADE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LECTRO_FLARE</text:p>
          </table:table-cell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850">
            <text:p>85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STR_ACID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EMP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FLASHBANG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FREEZE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ALIEN_GRENAD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string">
            <text:p>STR_HAZMAT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HELLWEAVE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STASIS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PLATED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NANOSCALE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SCOPE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STR_PSI_AMP</text:p>
          </table:table-cell>
          <table:table-cell office:value-type="float" office:value="3500">
            <text:p>3500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</table:table-row>
        <table:table-row table:style-name="ro1">
          <table:table-cell office:value-type="string">
            <text:p>STR_MIND_PROBE</text:p>
          </table:table-cell>
          <table:table-cell office:value-type="float" office:value="5000">
            <text:p>500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STR_MOTION_SCANNER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TR_PERSONAL_MIND_SHIELD</text:p>
          </table:table-cell>
          <table:table-cell office:value-type="float" office:value="8500">
            <text:p>85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MIMIC_BEACON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SMOKE_GRENADE</text:p>
          </table:table-cell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STR_BLUESCREEN_ROUNDS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PERSONAL_ARMOR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STR_PREDATOR_ARMOR</text:p>
          </table:table-cell>
          <table:table-cell office:value-type="float" office:value="2500">
            <text:p>25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TR_SKY_STRIKE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WARDEN_ARMOR</text:p>
          </table:table-cell>
          <table:table-cell office:value-type="float" office:value="7500">
            <text:p>7500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string">
            <text:p>STR_PSI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CANNON</text:p>
          </table:table-cell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STR_CANNON_ROUNDS_X5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STINGRAY_LAUNCHER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R_STINGRAY_MISSILES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AVALANCHE_LAUNCHER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STR_AVALANCHE_MISSILE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LASER_CANNO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USION_BAL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USION_BALL_LAUNCH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BEAM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GREMLIN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</table:table-row>
        <table:table-row table:style-name="ro2">
          <table:table-cell office:value-type="string">
            <text:p>STR_GREMLIN_CORPSE</text:p>
          </table:table-cell>
          <table:table-cell table:number-columns-repeated="2"/>
        </table:table-row>
        <table:table-row table:style-name="ro1">
          <table:table-cell office:value-type="string">
            <text:p>STR_SECTOID_CORPSE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R_THIN_MA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THIN_MAN_CORPSE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R_MUTON_BERSERK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BERSERKER_CORPSE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STR_MUTON_ELIT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ELITE_CORPSE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ANDROMEDON_CORPSE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STR_DRONE_CORPSE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OUTSID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OUTSIDER_CORPSE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SKULLJ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ETHEREAL_DEV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HYPERWAVE_BEAC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OUTSIDER_SHAR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SKELETON_K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XCOM_ARCHIVES_FOLDER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2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3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4</text:p>
          </table:table-cell>
          <table:table-cell/>
          <table:table-cell office:value-type="float" office:value="10">
            <text:p>10</text:p>
          </table:table-cell>
        </table:table-row>
      </table:table>
      <table:table table:name="Items" table:style-name="ta1" table:print="false">
        <office:forms form:automatic-focus="false" form:apply-design-mode="false"/>
        <table:table-column table:style-name="co51" table:default-cell-style-name="Default"/>
        <table:table-column table:style-name="co67" table:default-cell-style-name="Default"/>
        <table:table-column table:style-name="co16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2" table:default-cell-style-name="Default"/>
        <table:table-column table:style-name="co70" table:default-cell-style-name="Default"/>
        <table:table-column table:style-name="co20" table:default-cell-style-name="Default"/>
        <table:table-row table:style-name="ro2">
          <table:table-cell office:value-type="string">
            <text:p>Item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Medi-Ki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ellweave</text:p>
          </table:table-cell>
          <table:table-cell office:value-type="string">
            <text:p>Berserk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Grenad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table:number-columns-repeated="6"/>
        </table:table-row>
        <table:table-row table:style-name="ro1"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Mind Probe</text:p>
          </table:table-cell>
          <table:table-cell office:value-type="string">
            <text:p>Salvage</text:p>
          </table:table-cell>
          <table:table-cell table:number-columns-repeated="6"/>
        </table:table-row>
        <table:table-row table:style-name="ro1"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Secto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.C.O.P.E.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si Amp</text:p>
          </table:table-cell>
          <table:table-cell office:value-type="string">
            <text:p>Psi Lab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word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istol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Rifle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Shotgu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Sniper Rifl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Canno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Kevlar Armor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Default"/>
        <table:table-column table:style-name="co71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33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8" table:formula="of:=[.D10]/[.E15]" office:value-type="float" office:value="0.555555555555556">
            <text:p>0,6</text:p>
          </table:table-cell>
          <table:table-cell table:number-columns-repeated="2"/>
        </table:table-row>
      </table:table>
      <table:database-ranges>
        <table:database-range table:target-range-address="CSV_Items.A1:CSV_Items.C11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7">17.03.2020</text:date>, <text:time>21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17T21:37:40</dc:date>
    <dc:creator>Felix Ruzzoli</dc:creator>
    <meta:editing-duration>P5DT6H36M39S</meta:editing-duration>
    <meta:editing-cycles>34</meta:editing-cycles>
    <meta:generator>OpenOffice/4.1.1$Unix OpenOffice.org_project/411m6$Build-9775</meta:generator>
    <meta:document-statistic meta:table-count="13" meta:cell-count="2295" meta:object-count="0"/>
    <meta:user-defined meta:name=""/>
  </office:meta>
</office:document-meta>
</file>